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53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rotation-align="none"/>
    </style:style>
    <style:style style:name="ce2" style:family="table-cell" style:parent-style-name="Default" style:data-style-name="N14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43" table:default-cell-style-name="Default"/>
        <table:table-column table:style-name="co2" table:number-columns-repeated="978" table:default-cell-style-name="Default"/>
        <table:table-row table:style-name="ro1"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Completion time</text:p>
          </table:table-cell>
          <table:table-cell table:style-name="ce1" office:value-type="string" calcext:value-type="string">
            <text:p>Total points</text:p>
          </table:table-cell>
          <table:table-cell table:style-name="ce1" office:value-type="string" calcext:value-type="string">
            <text:p>Quiz feedback</text:p>
          </table:table-cell>
          <table:table-cell table:style-name="ce1" office:value-type="string" calcext:value-type="string">
            <text:p>Per favore inserisca il suo numero di matricola (se non lo ricorda, il suo nome e cognome)</text:p>
          </table:table-cell>
          <table:table-cell table:style-name="ce1" office:value-type="string" calcext:value-type="string">
            <text:p>Points - Per favore inserisca il suo numero di matricola (se non lo ricorda, il suo nome e cognome)</text:p>
          </table:table-cell>
          <table:table-cell table:style-name="ce1" office:value-type="string" calcext:value-type="string">
            <text:p>Feedback - Per favore inserisca il suo numero di matricola (se non lo ricorda, il suo nome e cognome)</text:p>
          </table:table-cell>
          <table:table-cell table:style-name="ce1" office:value-type="string" calcext:value-type="string">
            <text:p>Domanda 1</text:p>
          </table:table-cell>
          <table:table-cell table:style-name="ce1" office:value-type="string" calcext:value-type="string">
            <text:p>Points - Domanda 1</text:p>
          </table:table-cell>
          <table:table-cell table:style-name="ce1" office:value-type="string" calcext:value-type="string">
            <text:p>Feedback - Domanda 1</text:p>
          </table:table-cell>
          <table:table-cell table:style-name="ce1" office:value-type="string" calcext:value-type="string">
            <text:p>Domanda 2</text:p>
          </table:table-cell>
          <table:table-cell table:style-name="ce1" office:value-type="string" calcext:value-type="string">
            <text:p>Points - Domanda 2</text:p>
          </table:table-cell>
          <table:table-cell table:style-name="ce1" office:value-type="string" calcext:value-type="string">
            <text:p>Feedback - Domanda 2</text:p>
          </table:table-cell>
          <table:table-cell table:style-name="ce1" office:value-type="string" calcext:value-type="string">
            <text:p>Domanda 3</text:p>
          </table:table-cell>
          <table:table-cell table:style-name="ce1" office:value-type="string" calcext:value-type="string">
            <text:p>Points - Domanda 3</text:p>
          </table:table-cell>
          <table:table-cell table:style-name="ce1" office:value-type="string" calcext:value-type="string">
            <text:p>Feedback - Domanda 3</text:p>
          </table:table-cell>
          <table:table-cell table:style-name="ce1" office:value-type="string" calcext:value-type="string">
            <text:p>Domanda 4</text:p>
          </table:table-cell>
          <table:table-cell table:style-name="ce1" office:value-type="string" calcext:value-type="string">
            <text:p>Points - Domanda 4</text:p>
          </table:table-cell>
          <table:table-cell table:style-name="ce1" office:value-type="string" calcext:value-type="string">
            <text:p>Feedback - Domanda 4</text:p>
          </table:table-cell>
          <table:table-cell table:style-name="ce1" office:value-type="string" calcext:value-type="string">
            <text:p>Domanda 5</text:p>
          </table:table-cell>
          <table:table-cell table:style-name="ce1" office:value-type="string" calcext:value-type="string">
            <text:p>Points - Domanda 5</text:p>
          </table:table-cell>
          <table:table-cell table:style-name="ce1" office:value-type="string" calcext:value-type="string">
            <text:p>Feedback - Domanda 5</text:p>
          </table:table-cell>
          <table:table-cell table:style-name="ce1" office:value-type="string" calcext:value-type="string">
            <text:p>Domanda 6</text:p>
          </table:table-cell>
          <table:table-cell table:style-name="ce1" office:value-type="string" calcext:value-type="string">
            <text:p>Points - Domanda 6</text:p>
          </table:table-cell>
          <table:table-cell table:style-name="ce1" office:value-type="string" calcext:value-type="string">
            <text:p>Feedback - Domanda 6</text:p>
          </table:table-cell>
          <table:table-cell table:style-name="ce1" office:value-type="string" calcext:value-type="string">
            <text:p>Domanda 7</text:p>
          </table:table-cell>
          <table:table-cell table:style-name="ce1" office:value-type="string" calcext:value-type="string">
            <text:p>Points - Domanda 7</text:p>
          </table:table-cell>
          <table:table-cell table:style-name="ce1" office:value-type="string" calcext:value-type="string">
            <text:p>Feedback - Domanda 7</text:p>
          </table:table-cell>
          <table:table-cell table:style-name="ce1" office:value-type="string" calcext:value-type="string">
            <text:p>Domanda 8</text:p>
          </table:table-cell>
          <table:table-cell table:style-name="ce1" office:value-type="string" calcext:value-type="string">
            <text:p>Points - Domanda 8</text:p>
          </table:table-cell>
          <table:table-cell table:style-name="ce1" office:value-type="string" calcext:value-type="string">
            <text:p>Feedback - Domanda 8</text:p>
          </table:table-cell>
          <table:table-cell table:style-name="ce1" office:value-type="string" calcext:value-type="string">
            <text:p>Domanda 9</text:p>
          </table:table-cell>
          <table:table-cell table:style-name="ce1" office:value-type="string" calcext:value-type="string">
            <text:p>Points - Domanda 9</text:p>
          </table:table-cell>
          <table:table-cell table:style-name="ce1" office:value-type="string" calcext:value-type="string">
            <text:p>Feedback - Domanda 9</text:p>
          </table:table-cell>
          <table:table-cell table:style-name="ce1" office:value-type="string" calcext:value-type="string">
            <text:p>Domanda 10</text:p>
          </table:table-cell>
          <table:table-cell table:style-name="ce1" office:value-type="string" calcext:value-type="string">
            <text:p>Points - Domanda 10</text:p>
          </table:table-cell>
          <table:table-cell table:style-name="ce1" office:value-type="string" calcext:value-type="string">
            <text:p>Feedback - Domanda 10</text:p>
          </table:table-cell>
          <table:table-cell table:style-name="ce1" office:value-type="string" calcext:value-type="string">
            <text:p>Domanda 11</text:p>
          </table:table-cell>
          <table:table-cell table:style-name="ce1" office:value-type="string" calcext:value-type="string">
            <text:p>Points - Domanda 11</text:p>
          </table:table-cell>
          <table:table-cell table:style-name="ce1" office:value-type="string" calcext:value-type="string">
            <text:p>Feedback - Domanda 11</text:p>
          </table:table-cell>
          <table:table-cell table:style-name="ce1" office:value-type="string" calcext:value-type="string">
            <text:p>Domanda 12</text:p>
          </table:table-cell>
          <table:table-cell table:style-name="ce1" office:value-type="string" calcext:value-type="string">
            <text:p>Points - Domanda 12</text:p>
          </table:table-cell>
          <table:table-cell table:style-name="ce1" office:value-type="string" calcext:value-type="string">
            <text:p>Feedback - Domanda 12</text:p>
          </table:table-cell>
          <table:table-cell table:number-columns-repeated="978"/>
        </table:table-row>
        <table:table-row table:style-name="ro1">
          <table:table-cell table:style-name="ce2" office:value-type="date" office:date-value="2023-02-01T16:45:13" calcext:value-type="date">
            <text:p>2/1/23 16:45:13</text:p>
          </table:table-cell>
          <table:table-cell table:style-name="ce2" office:value-type="date" office:date-value="2023-02-01T17:15:18" calcext:value-type="date">
            <text:p>2/1/23 17:15:18</text:p>
          </table:table-cell>
          <table:table-cell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text:p>0323485</text:p>
          </table:table-cell>
          <table:table-cell/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5:02" calcext:value-type="date">
            <text:p>2/1/23 16:45:02</text:p>
          </table:table-cell>
          <table:table-cell table:style-name="ce2" office:value-type="date" office:date-value="2023-02-01T17:18:02" calcext:value-type="date">
            <text:p>2/1/23 17:18:02</text:p>
          </table:table-cell>
          <table:table-cell office:value-type="float" office:value="8" calcext:value-type="float">
            <text:p>8</text:p>
          </table:table-cell>
          <table:table-cell table:style-name="ce1"/>
          <table:table-cell table:style-name="ce1" office:value-type="float" office:value="314938" calcext:value-type="float">
            <text:p>314938</text:p>
          </table:table-cell>
          <table:table-cell/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6:53" calcext:value-type="date">
            <text:p>2/1/23 16:46:53</text:p>
          </table:table-cell>
          <table:table-cell table:style-name="ce2" office:value-type="date" office:date-value="2023-02-01T17:22:17" calcext:value-type="date">
            <text:p>2/1/23 17:22:17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0322057</text:p>
          </table:table-cell>
          <table:table-cell/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5:57" calcext:value-type="date">
            <text:p>2/1/23 16:45:57</text:p>
          </table:table-cell>
          <table:table-cell table:style-name="ce2" office:value-type="date" office:date-value="2023-02-01T17:27:12" calcext:value-type="date">
            <text:p>2/1/23 17:27:12</text:p>
          </table:table-cell>
          <table:table-cell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0332420</text:p>
          </table:table-cell>
          <table:table-cell/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5:20" calcext:value-type="date">
            <text:p>2/1/23 16:45:20</text:p>
          </table:table-cell>
          <table:table-cell table:style-name="ce2" office:value-type="date" office:date-value="2023-02-01T17:29:27" calcext:value-type="date">
            <text:p>2/1/23 17:29:27</text:p>
          </table:table-cell>
          <table:table-cell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0311555</text:p>
          </table:table-cell>
          <table:table-cell/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7:04:26" calcext:value-type="date">
            <text:p>2/1/23 17:04:26</text:p>
          </table:table-cell>
          <table:table-cell table:style-name="ce2" office:value-type="date" office:date-value="2023-02-01T17:30:45" calcext:value-type="date">
            <text:p>2/1/23 17:30:45</text:p>
          </table:table-cell>
          <table:table-cell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0335278</text:p>
          </table:table-cell>
          <table:table-cell/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7:25" calcext:value-type="date">
            <text:p>2/1/23 16:47:25</text:p>
          </table:table-cell>
          <table:table-cell table:style-name="ce2" office:value-type="date" office:date-value="2023-02-01T17:31:31" calcext:value-type="date">
            <text:p>2/1/23 17:31:31</text:p>
          </table:table-cell>
          <table:table-cell office:value-type="float" office:value="36" calcext:value-type="float">
            <text:p>36</text:p>
          </table:table-cell>
          <table:table-cell table:style-name="ce1"/>
          <table:table-cell table:style-name="ce1" office:value-type="string" calcext:value-type="string">
            <text:p>0323180</text:p>
          </table:table-cell>
          <table:table-cell/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5:29" calcext:value-type="date">
            <text:p>2/1/23 16:45:29</text:p>
          </table:table-cell>
          <table:table-cell table:style-name="ce2" office:value-type="date" office:date-value="2023-02-01T17:32:15" calcext:value-type="date">
            <text:p>2/1/23 17:32:15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style-name="ce1" office:value-type="float" office:value="328025" calcext:value-type="float">
            <text:p>328025</text:p>
          </table:table-cell>
          <table:table-cell/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5:17" calcext:value-type="date">
            <text:p>2/1/23 16:45:17</text:p>
          </table:table-cell>
          <table:table-cell table:style-name="ce2" office:value-type="date" office:date-value="2023-02-01T17:33:18" calcext:value-type="date">
            <text:p>2/1/23 17:33:18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0324019</text:p>
          </table:table-cell>
          <table:table-cell/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5:55" calcext:value-type="date">
            <text:p>2/1/23 16:45:55</text:p>
          </table:table-cell>
          <table:table-cell table:style-name="ce2" office:value-type="date" office:date-value="2023-02-01T17:33:55" calcext:value-type="date">
            <text:p>2/1/23 17:33:55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0328004</text:p>
          </table:table-cell>
          <table:table-cell/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5:54" calcext:value-type="date">
            <text:p>2/1/23 16:45:54</text:p>
          </table:table-cell>
          <table:table-cell table:style-name="ce2" office:value-type="date" office:date-value="2023-02-01T17:35:57" calcext:value-type="date">
            <text:p>2/1/23 17:35:57</text:p>
          </table:table-cell>
          <table:table-cell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text:p>0325146</text:p>
          </table:table-cell>
          <table:table-cell/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9:17" calcext:value-type="date">
            <text:p>2/1/23 16:49:17</text:p>
          </table:table-cell>
          <table:table-cell table:style-name="ce2" office:value-type="date" office:date-value="2023-02-01T17:36:09" calcext:value-type="date">
            <text:p>2/1/23 17:36:09</text:p>
          </table:table-cell>
          <table:table-cell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0326552</text:p>
          </table:table-cell>
          <table:table-cell/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7:08:54" calcext:value-type="date">
            <text:p>2/1/23 17:08:54</text:p>
          </table:table-cell>
          <table:table-cell table:style-name="ce2" office:value-type="date" office:date-value="2023-02-01T17:36:38" calcext:value-type="date">
            <text:p>2/1/23 17:36:38</text:p>
          </table:table-cell>
          <table:table-cell office:value-type="float" office:value="40" calcext:value-type="float">
            <text:p>40</text:p>
          </table:table-cell>
          <table:table-cell table:style-name="ce1"/>
          <table:table-cell table:style-name="ce1" office:value-type="string" calcext:value-type="string">
            <text:p>0329991</text:p>
          </table:table-cell>
          <table:table-cell/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5:25" calcext:value-type="date">
            <text:p>2/1/23 16:45:25</text:p>
          </table:table-cell>
          <table:table-cell table:style-name="ce2" office:value-type="date" office:date-value="2023-02-01T17:36:56" calcext:value-type="date">
            <text:p>2/1/23 17:36:56</text:p>
          </table:table-cell>
          <table:table-cell office:value-type="float" office:value="40" calcext:value-type="float">
            <text:p>40</text:p>
          </table:table-cell>
          <table:table-cell table:style-name="ce1"/>
          <table:table-cell table:style-name="ce1" office:value-type="string" calcext:value-type="string">
            <text:p>0332162</text:p>
          </table:table-cell>
          <table:table-cell/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6:05" calcext:value-type="date">
            <text:p>2/1/23 16:46:05</text:p>
          </table:table-cell>
          <table:table-cell table:style-name="ce2" office:value-type="date" office:date-value="2023-02-01T17:37:03" calcext:value-type="date">
            <text:p>2/1/23 17:37:03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0327707</text:p>
          </table:table-cell>
          <table:table-cell/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5:19" calcext:value-type="date">
            <text:p>2/1/23 16:45:19</text:p>
          </table:table-cell>
          <table:table-cell table:style-name="ce2" office:value-type="date" office:date-value="2023-02-01T17:37:14" calcext:value-type="date">
            <text:p>2/1/23 17:37:14</text:p>
          </table:table-cell>
          <table:table-cell office:value-type="float" office:value="36" calcext:value-type="float">
            <text:p>36</text:p>
          </table:table-cell>
          <table:table-cell table:style-name="ce1"/>
          <table:table-cell table:style-name="ce1" office:value-type="float" office:value="325394" calcext:value-type="float">
            <text:p>325394</text:p>
          </table:table-cell>
          <table:table-cell/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5:55" calcext:value-type="date">
            <text:p>2/1/23 16:45:55</text:p>
          </table:table-cell>
          <table:table-cell table:style-name="ce2" office:value-type="date" office:date-value="2023-02-01T17:37:14" calcext:value-type="date">
            <text:p>2/1/23 17:37:14</text:p>
          </table:table-cell>
          <table:table-cell office:value-type="float" office:value="40" calcext:value-type="float">
            <text:p>40</text:p>
          </table:table-cell>
          <table:table-cell table:style-name="ce1"/>
          <table:table-cell table:style-name="ce1" office:value-type="string" calcext:value-type="string">
            <text:p>0323735</text:p>
          </table:table-cell>
          <table:table-cell/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58:23" calcext:value-type="date">
            <text:p>2/1/23 16:58:23</text:p>
          </table:table-cell>
          <table:table-cell table:style-name="ce2" office:value-type="date" office:date-value="2023-02-01T17:37:18" calcext:value-type="date">
            <text:p>2/1/23 17:37:18</text:p>
          </table:table-cell>
          <table:table-cell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text:p>0327301</text:p>
          </table:table-cell>
          <table:table-cell/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5:03" calcext:value-type="date">
            <text:p>2/1/23 16:45:03</text:p>
          </table:table-cell>
          <table:table-cell table:style-name="ce2" office:value-type="date" office:date-value="2023-02-01T17:37:26" calcext:value-type="date">
            <text:p>2/1/23 17:37:26</text:p>
          </table:table-cell>
          <table:table-cell office:value-type="float" office:value="32" calcext:value-type="float">
            <text:p>32</text:p>
          </table:table-cell>
          <table:table-cell table:style-name="ce1"/>
          <table:table-cell table:style-name="ce1" office:value-type="float" office:value="324368" calcext:value-type="float">
            <text:p>324368</text:p>
          </table:table-cell>
          <table:table-cell/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50:45" calcext:value-type="date">
            <text:p>2/1/23 16:50:45</text:p>
          </table:table-cell>
          <table:table-cell table:style-name="ce2" office:value-type="date" office:date-value="2023-02-01T17:37:36" calcext:value-type="date">
            <text:p>2/1/23 17:37:36</text:p>
          </table:table-cell>
          <table:table-cell office:value-type="float" office:value="16" calcext:value-type="float">
            <text:p>16</text:p>
          </table:table-cell>
          <table:table-cell table:style-name="ce1"/>
          <table:table-cell table:style-name="ce1" office:value-type="float" office:value="322160" calcext:value-type="float">
            <text:p>322160</text:p>
          </table:table-cell>
          <table:table-cell/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5:11" calcext:value-type="date">
            <text:p>2/1/23 16:45:11</text:p>
          </table:table-cell>
          <table:table-cell table:style-name="ce2" office:value-type="date" office:date-value="2023-02-01T17:37:48" calcext:value-type="date">
            <text:p>2/1/23 17:37:48</text:p>
          </table:table-cell>
          <table:table-cell office:value-type="float" office:value="8" calcext:value-type="float">
            <text:p>8</text:p>
          </table:table-cell>
          <table:table-cell table:style-name="ce1"/>
          <table:table-cell table:style-name="ce1" office:value-type="float" office:value="294544" calcext:value-type="float">
            <text:p>294544</text:p>
          </table:table-cell>
          <table:table-cell/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6:08" calcext:value-type="date">
            <text:p>2/1/23 16:46:08</text:p>
          </table:table-cell>
          <table:table-cell table:style-name="ce2" office:value-type="date" office:date-value="2023-02-01T17:38:05" calcext:value-type="date">
            <text:p>2/1/23 17:38:05</text:p>
          </table:table-cell>
          <table:table-cell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0331089</text:p>
          </table:table-cell>
          <table:table-cell/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5:09" calcext:value-type="date">
            <text:p>2/1/23 16:45:09</text:p>
          </table:table-cell>
          <table:table-cell table:style-name="ce2" office:value-type="date" office:date-value="2023-02-01T17:38:15" calcext:value-type="date">
            <text:p>2/1/23 17:38:1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float" office:value="329850" calcext:value-type="float">
            <text:p>329850</text:p>
          </table:table-cell>
          <table:table-cell/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6:17" calcext:value-type="date">
            <text:p>2/1/23 16:46:17</text:p>
          </table:table-cell>
          <table:table-cell table:style-name="ce2" office:value-type="date" office:date-value="2023-02-01T17:38:18" calcext:value-type="date">
            <text:p>2/1/23 17:38:18</text:p>
          </table:table-cell>
          <table:table-cell office:value-type="float" office:value="40" calcext:value-type="float">
            <text:p>40</text:p>
          </table:table-cell>
          <table:table-cell table:style-name="ce1"/>
          <table:table-cell table:style-name="ce1" office:value-type="string" calcext:value-type="string">
            <text:p>0335251</text:p>
          </table:table-cell>
          <table:table-cell/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6:03" calcext:value-type="date">
            <text:p>2/1/23 16:46:03</text:p>
          </table:table-cell>
          <table:table-cell table:style-name="ce2" office:value-type="date" office:date-value="2023-02-01T17:38:34" calcext:value-type="date">
            <text:p>2/1/23 17:38:34</text:p>
          </table:table-cell>
          <table:table-cell office:value-type="float" office:value="40" calcext:value-type="float">
            <text:p>40</text:p>
          </table:table-cell>
          <table:table-cell table:style-name="ce1"/>
          <table:table-cell table:style-name="ce1" office:value-type="string" calcext:value-type="string">
            <text:p>0328621</text:p>
          </table:table-cell>
          <table:table-cell/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7:00:14" calcext:value-type="date">
            <text:p>2/1/23 17:00:14</text:p>
          </table:table-cell>
          <table:table-cell table:style-name="ce2" office:value-type="date" office:date-value="2023-02-01T17:38:57" calcext:value-type="date">
            <text:p>2/1/23 17:38:57</text:p>
          </table:table-cell>
          <table:table-cell office:value-type="float" office:value="28" calcext:value-type="float">
            <text:p>28</text:p>
          </table:table-cell>
          <table:table-cell table:style-name="ce1"/>
          <table:table-cell table:style-name="ce1" office:value-type="string" calcext:value-type="string">
            <text:p>0322294</text:p>
          </table:table-cell>
          <table:table-cell/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5:20" calcext:value-type="date">
            <text:p>2/1/23 16:45:20</text:p>
          </table:table-cell>
          <table:table-cell table:style-name="ce2" office:value-type="date" office:date-value="2023-02-01T17:39:02" calcext:value-type="date">
            <text:p>2/1/23 17:39:02</text:p>
          </table:table-cell>
          <table:table-cell office:value-type="float" office:value="36" calcext:value-type="float">
            <text:p>36</text:p>
          </table:table-cell>
          <table:table-cell table:style-name="ce1"/>
          <table:table-cell table:style-name="ce1" office:value-type="string" calcext:value-type="string">
            <text:p>0324077</text:p>
          </table:table-cell>
          <table:table-cell/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6:01" calcext:value-type="date">
            <text:p>2/1/23 16:46:01</text:p>
          </table:table-cell>
          <table:table-cell table:style-name="ce2" office:value-type="date" office:date-value="2023-02-01T17:39:22" calcext:value-type="date">
            <text:p>2/1/23 17:39:22</text:p>
          </table:table-cell>
          <table:table-cell office:value-type="float" office:value="16" calcext:value-type="float">
            <text:p>16</text:p>
          </table:table-cell>
          <table:table-cell table:style-name="ce1"/>
          <table:table-cell table:style-name="ce1" office:value-type="float" office:value="331988" calcext:value-type="float">
            <text:p>331988</text:p>
          </table:table-cell>
          <table:table-cell/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5:58" calcext:value-type="date">
            <text:p>2/1/23 16:45:58</text:p>
          </table:table-cell>
          <table:table-cell table:style-name="ce2" office:value-type="date" office:date-value="2023-02-01T17:39:39" calcext:value-type="date">
            <text:p>2/1/23 17:39:39</text:p>
          </table:table-cell>
          <table:table-cell office:value-type="float" office:value="32" calcext:value-type="float">
            <text:p>32</text:p>
          </table:table-cell>
          <table:table-cell table:style-name="ce1"/>
          <table:table-cell table:style-name="ce1" office:value-type="string" calcext:value-type="string">
            <text:p>0330758</text:p>
          </table:table-cell>
          <table:table-cell/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7:09:06" calcext:value-type="date">
            <text:p>2/1/23 17:09:06</text:p>
          </table:table-cell>
          <table:table-cell table:style-name="ce2" office:value-type="date" office:date-value="2023-02-01T17:39:49" calcext:value-type="date">
            <text:p>2/1/23 17:39:49</text:p>
          </table:table-cell>
          <table:table-cell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0323493</text:p>
          </table:table-cell>
          <table:table-cell/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7:22:15" calcext:value-type="date">
            <text:p>2/1/23 17:22:15</text:p>
          </table:table-cell>
          <table:table-cell table:style-name="ce2" office:value-type="date" office:date-value="2023-02-01T17:39:55" calcext:value-type="date">
            <text:p>2/1/23 17:39:55</text:p>
          </table:table-cell>
          <table:table-cell office:value-type="float" office:value="24" calcext:value-type="float">
            <text:p>24</text:p>
          </table:table-cell>
          <table:table-cell table:style-name="ce1"/>
          <table:table-cell table:style-name="ce1" office:value-type="float" office:value="330170" calcext:value-type="float">
            <text:p>330170</text:p>
          </table:table-cell>
          <table:table-cell/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7:06" calcext:value-type="date">
            <text:p>2/1/23 16:47:06</text:p>
          </table:table-cell>
          <table:table-cell table:style-name="ce2" office:value-type="date" office:date-value="2023-02-01T17:40:17" calcext:value-type="date">
            <text:p>2/1/23 17:40:17</text:p>
          </table:table-cell>
          <table:table-cell office:value-type="float" office:value="32" calcext:value-type="float">
            <text:p>32</text:p>
          </table:table-cell>
          <table:table-cell table:style-name="ce1"/>
          <table:table-cell table:style-name="ce1" office:value-type="string" calcext:value-type="string">
            <text:p>0329809</text:p>
          </table:table-cell>
          <table:table-cell/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6:00" calcext:value-type="date">
            <text:p>2/1/23 16:46:00</text:p>
          </table:table-cell>
          <table:table-cell table:style-name="ce2" office:value-type="date" office:date-value="2023-02-01T17:40:22" calcext:value-type="date">
            <text:p>2/1/23 17:40:22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float" office:value="322339" calcext:value-type="float">
            <text:p>322339</text:p>
          </table:table-cell>
          <table:table-cell/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7:06:24" calcext:value-type="date">
            <text:p>2/1/23 17:06:24</text:p>
          </table:table-cell>
          <table:table-cell table:style-name="ce2" office:value-type="date" office:date-value="2023-02-01T17:40:28" calcext:value-type="date">
            <text:p>2/1/23 17:40:28</text:p>
          </table:table-cell>
          <table:table-cell office:value-type="float" office:value="44" calcext:value-type="float">
            <text:p>44</text:p>
          </table:table-cell>
          <table:table-cell table:style-name="ce1"/>
          <table:table-cell table:style-name="ce1" office:value-type="float" office:value="327829" calcext:value-type="float">
            <text:p>327829</text:p>
          </table:table-cell>
          <table:table-cell/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7:33:30" calcext:value-type="date">
            <text:p>2/1/23 17:33:30</text:p>
          </table:table-cell>
          <table:table-cell table:style-name="ce2" office:value-type="date" office:date-value="2023-02-01T17:41:10" calcext:value-type="date">
            <text:p>2/1/23 17:41:10</text:p>
          </table:table-cell>
          <table:table-cell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0321979</text:p>
          </table:table-cell>
          <table:table-cell/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5:06" calcext:value-type="date">
            <text:p>2/1/23 16:45:06</text:p>
          </table:table-cell>
          <table:table-cell table:style-name="ce2" office:value-type="date" office:date-value="2023-02-01T17:41:34" calcext:value-type="date">
            <text:p>2/1/23 17:41:34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0323517</text:p>
          </table:table-cell>
          <table:table-cell/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51:01" calcext:value-type="date">
            <text:p>2/1/23 16:51:01</text:p>
          </table:table-cell>
          <table:table-cell table:style-name="ce2" office:value-type="date" office:date-value="2023-02-01T17:41:46" calcext:value-type="date">
            <text:p>2/1/23 17:41:46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0330768</text:p>
          </table:table-cell>
          <table:table-cell/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57:55" calcext:value-type="date">
            <text:p>2/1/23 16:57:55</text:p>
          </table:table-cell>
          <table:table-cell table:style-name="ce2" office:value-type="date" office:date-value="2023-02-01T17:42:09" calcext:value-type="date">
            <text:p>2/1/23 17:42:09</text:p>
          </table:table-cell>
          <table:table-cell office:value-type="float" office:value="12" calcext:value-type="float">
            <text:p>12</text:p>
          </table:table-cell>
          <table:table-cell table:style-name="ce1"/>
          <table:table-cell table:style-name="ce1" office:value-type="float" office:value="327936" calcext:value-type="float">
            <text:p>327936</text:p>
          </table:table-cell>
          <table:table-cell/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5:07" calcext:value-type="date">
            <text:p>2/1/23 16:45:07</text:p>
          </table:table-cell>
          <table:table-cell table:style-name="ce2" office:value-type="date" office:date-value="2023-02-01T17:42:23" calcext:value-type="date">
            <text:p>2/1/23 17:42:23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0326924</text:p>
          </table:table-cell>
          <table:table-cell/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7:36" calcext:value-type="date">
            <text:p>2/1/23 16:47:36</text:p>
          </table:table-cell>
          <table:table-cell table:style-name="ce2" office:value-type="date" office:date-value="2023-02-01T17:42:35" calcext:value-type="date">
            <text:p>2/1/23 17:42:35</text:p>
          </table:table-cell>
          <table:table-cell office:value-type="float" office:value="8" calcext:value-type="float">
            <text:p>8</text:p>
          </table:table-cell>
          <table:table-cell table:style-name="ce1"/>
          <table:table-cell table:style-name="ce1" office:value-type="float" office:value="332360" calcext:value-type="float">
            <text:p>332360</text:p>
          </table:table-cell>
          <table:table-cell/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7:02" calcext:value-type="date">
            <text:p>2/1/23 16:47:02</text:p>
          </table:table-cell>
          <table:table-cell table:style-name="ce2" office:value-type="date" office:date-value="2023-02-01T17:42:36" calcext:value-type="date">
            <text:p>2/1/23 17:42:36</text:p>
          </table:table-cell>
          <table:table-cell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text:p>0328885</text:p>
          </table:table-cell>
          <table:table-cell/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5:45" calcext:value-type="date">
            <text:p>2/1/23 16:45:45</text:p>
          </table:table-cell>
          <table:table-cell table:style-name="ce2" office:value-type="date" office:date-value="2023-02-01T17:42:37" calcext:value-type="date">
            <text:p>2/1/23 17:42:37</text:p>
          </table:table-cell>
          <table:table-cell office:value-type="float" office:value="24" calcext:value-type="float">
            <text:p>24</text:p>
          </table:table-cell>
          <table:table-cell table:style-name="ce1"/>
          <table:table-cell table:style-name="ce1" office:value-type="string" calcext:value-type="string">
            <text:p>0332151</text:p>
          </table:table-cell>
          <table:table-cell/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51:51" calcext:value-type="date">
            <text:p>2/1/23 16:51:51</text:p>
          </table:table-cell>
          <table:table-cell table:style-name="ce2" office:value-type="date" office:date-value="2023-02-01T17:42:37" calcext:value-type="date">
            <text:p>2/1/23 17:42:37</text:p>
          </table:table-cell>
          <table:table-cell office:value-type="float" office:value="40" calcext:value-type="float">
            <text:p>40</text:p>
          </table:table-cell>
          <table:table-cell table:style-name="ce1"/>
          <table:table-cell table:style-name="ce1" office:value-type="float" office:value="312724" calcext:value-type="float">
            <text:p>312724</text:p>
          </table:table-cell>
          <table:table-cell/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5:28" calcext:value-type="date">
            <text:p>2/1/23 16:45:28</text:p>
          </table:table-cell>
          <table:table-cell table:style-name="ce2" office:value-type="date" office:date-value="2023-02-01T17:42:39" calcext:value-type="date">
            <text:p>2/1/23 17:42:39</text:p>
          </table:table-cell>
          <table:table-cell office:value-type="float" office:value="12" calcext:value-type="float">
            <text:p>12</text:p>
          </table:table-cell>
          <table:table-cell table:style-name="ce1"/>
          <table:table-cell table:style-name="ce1" office:value-type="float" office:value="331118" calcext:value-type="float">
            <text:p>331118</text:p>
          </table:table-cell>
          <table:table-cell/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8:01" calcext:value-type="date">
            <text:p>2/1/23 16:48:01</text:p>
          </table:table-cell>
          <table:table-cell table:style-name="ce2" office:value-type="date" office:date-value="2023-02-01T17:42:39" calcext:value-type="date">
            <text:p>2/1/23 17:42:39</text:p>
          </table:table-cell>
          <table:table-cell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0313710</text:p>
          </table:table-cell>
          <table:table-cell/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5:15" calcext:value-type="date">
            <text:p>2/1/23 16:45:15</text:p>
          </table:table-cell>
          <table:table-cell table:style-name="ce2" office:value-type="date" office:date-value="2023-02-01T17:42:40" calcext:value-type="date">
            <text:p>2/1/23 17:42:40</text:p>
          </table:table-cell>
          <table:table-cell office:value-type="float" office:value="24" calcext:value-type="float">
            <text:p>24</text:p>
          </table:table-cell>
          <table:table-cell table:style-name="ce1"/>
          <table:table-cell table:style-name="ce1" office:value-type="string" calcext:value-type="string">
            <text:p>0327442</text:p>
          </table:table-cell>
          <table:table-cell/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51:09" calcext:value-type="date">
            <text:p>2/1/23 16:51:09</text:p>
          </table:table-cell>
          <table:table-cell table:style-name="ce2" office:value-type="date" office:date-value="2023-02-01T17:42:42" calcext:value-type="date">
            <text:p>2/1/23 17:42:42</text:p>
          </table:table-cell>
          <table:table-cell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text:p>0330625</text:p>
          </table:table-cell>
          <table:table-cell/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6:26" calcext:value-type="date">
            <text:p>2/1/23 16:46:26</text:p>
          </table:table-cell>
          <table:table-cell table:style-name="ce2" office:value-type="date" office:date-value="2023-02-01T17:42:43" calcext:value-type="date">
            <text:p>2/1/23 17:42:43</text:p>
          </table:table-cell>
          <table:table-cell office:value-type="float" office:value="24" calcext:value-type="float">
            <text:p>24</text:p>
          </table:table-cell>
          <table:table-cell table:style-name="ce1"/>
          <table:table-cell table:style-name="ce1" office:value-type="string" calcext:value-type="string">
            <text:p>0323160</text:p>
          </table:table-cell>
          <table:table-cell/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6:12" calcext:value-type="date">
            <text:p>2/1/23 16:46:12</text:p>
          </table:table-cell>
          <table:table-cell table:style-name="ce2" office:value-type="date" office:date-value="2023-02-01T17:42:44" calcext:value-type="date">
            <text:p>2/1/23 17:42:44</text:p>
          </table:table-cell>
          <table:table-cell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0293354</text:p>
          </table:table-cell>
          <table:table-cell/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5:52" calcext:value-type="date">
            <text:p>2/1/23 16:45:52</text:p>
          </table:table-cell>
          <table:table-cell table:style-name="ce2" office:value-type="date" office:date-value="2023-02-01T17:42:49" calcext:value-type="date">
            <text:p>2/1/23 17:42:49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0334654</text:p>
          </table:table-cell>
          <table:table-cell/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7:39:51" calcext:value-type="date">
            <text:p>2/1/23 17:39:51</text:p>
          </table:table-cell>
          <table:table-cell table:style-name="ce2" office:value-type="date" office:date-value="2023-02-01T17:42:50" calcext:value-type="date">
            <text:p>2/1/23 17:42:50</text:p>
          </table:table-cell>
          <table:table-cell office:value-type="float" office:value="24" calcext:value-type="float">
            <text:p>24</text:p>
          </table:table-cell>
          <table:table-cell table:style-name="ce1"/>
          <table:table-cell table:style-name="ce1" office:value-type="string" calcext:value-type="string">
            <text:p>0292540</text:p>
          </table:table-cell>
          <table:table-cell/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9:56" calcext:value-type="date">
            <text:p>2/1/23 16:49:56</text:p>
          </table:table-cell>
          <table:table-cell table:style-name="ce2" office:value-type="date" office:date-value="2023-02-01T17:42:56" calcext:value-type="date">
            <text:p>2/1/23 17:42:56</text:p>
          </table:table-cell>
          <table:table-cell office:value-type="float" office:value="24" calcext:value-type="float">
            <text:p>24</text:p>
          </table:table-cell>
          <table:table-cell table:style-name="ce1"/>
          <table:table-cell table:style-name="ce1" office:value-type="string" calcext:value-type="string">
            <text:p>0327214</text:p>
          </table:table-cell>
          <table:table-cell/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5:08" calcext:value-type="date">
            <text:p>2/1/23 16:45:08</text:p>
          </table:table-cell>
          <table:table-cell table:style-name="ce2" office:value-type="date" office:date-value="2023-02-01T17:42:56" calcext:value-type="date">
            <text:p>2/1/23 17:42:56</text:p>
          </table:table-cell>
          <table:table-cell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text:p>0327555</text:p>
          </table:table-cell>
          <table:table-cell/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6:25" calcext:value-type="date">
            <text:p>2/1/23 16:46:25</text:p>
          </table:table-cell>
          <table:table-cell table:style-name="ce2" office:value-type="date" office:date-value="2023-02-01T17:42:58" calcext:value-type="date">
            <text:p>2/1/23 17:42:58</text:p>
          </table:table-cell>
          <table:table-cell office:value-type="float" office:value="40" calcext:value-type="float">
            <text:p>40</text:p>
          </table:table-cell>
          <table:table-cell table:style-name="ce1"/>
          <table:table-cell table:style-name="ce1" office:value-type="string" calcext:value-type="string">
            <text:p>0327274</text:p>
          </table:table-cell>
          <table:table-cell/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7:42:45" calcext:value-type="date">
            <text:p>2/1/23 17:42:45</text:p>
          </table:table-cell>
          <table:table-cell table:style-name="ce2" office:value-type="date" office:date-value="2023-02-01T17:43:03" calcext:value-type="date">
            <text:p>2/1/23 17:43:03</text:p>
          </table:table-cell>
          <table:table-cell office:value-type="float" office:value="12" calcext:value-type="float">
            <text:p>12</text:p>
          </table:table-cell>
          <table:table-cell table:style-name="ce1"/>
          <table:table-cell table:style-name="ce1" office:value-type="float" office:value="321948" calcext:value-type="float">
            <text:p>321948</text:p>
          </table:table-cell>
          <table:table-cell/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5:18" calcext:value-type="date">
            <text:p>2/1/23 16:45:18</text:p>
          </table:table-cell>
          <table:table-cell table:style-name="ce2" office:value-type="date" office:date-value="2023-02-01T17:43:06" calcext:value-type="date">
            <text:p>2/1/23 17:43:06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0308984</text:p>
          </table:table-cell>
          <table:table-cell/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5:27" calcext:value-type="date">
            <text:p>2/1/23 16:45:27</text:p>
          </table:table-cell>
          <table:table-cell table:style-name="ce2" office:value-type="date" office:date-value="2023-02-01T17:43:06" calcext:value-type="date">
            <text:p>2/1/23 17:43:06</text:p>
          </table:table-cell>
          <table:table-cell office:value-type="float" office:value="28" calcext:value-type="float">
            <text:p>28</text:p>
          </table:table-cell>
          <table:table-cell table:style-name="ce1"/>
          <table:table-cell table:style-name="ce1" office:value-type="string" calcext:value-type="string">
            <text:p>0323648</text:p>
          </table:table-cell>
          <table:table-cell/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7:35:16" calcext:value-type="date">
            <text:p>2/1/23 17:35:16</text:p>
          </table:table-cell>
          <table:table-cell table:style-name="ce2" office:value-type="date" office:date-value="2023-02-01T17:43:20" calcext:value-type="date">
            <text:p>2/1/23 17:43:20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0240047</text:p>
          </table:table-cell>
          <table:table-cell/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5:31" calcext:value-type="date">
            <text:p>2/1/23 16:45:31</text:p>
          </table:table-cell>
          <table:table-cell table:style-name="ce2" office:value-type="date" office:date-value="2023-02-01T17:43:23" calcext:value-type="date">
            <text:p>2/1/23 17:43:23</text:p>
          </table:table-cell>
          <table:table-cell office:value-type="float" office:value="44" calcext:value-type="float">
            <text:p>44</text:p>
          </table:table-cell>
          <table:table-cell table:style-name="ce1"/>
          <table:table-cell table:style-name="ce1" office:value-type="string" calcext:value-type="string">
            <text:p>0327418</text:p>
          </table:table-cell>
          <table:table-cell/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5:28" calcext:value-type="date">
            <text:p>2/1/23 16:45:28</text:p>
          </table:table-cell>
          <table:table-cell table:style-name="ce2" office:value-type="date" office:date-value="2023-02-01T17:43:27" calcext:value-type="date">
            <text:p>2/1/23 17:43:27</text:p>
          </table:table-cell>
          <table:table-cell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text:p>0324272</text:p>
          </table:table-cell>
          <table:table-cell/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5:02" calcext:value-type="date">
            <text:p>2/1/23 16:45:02</text:p>
          </table:table-cell>
          <table:table-cell table:style-name="ce2" office:value-type="date" office:date-value="2023-02-01T17:43:29" calcext:value-type="date">
            <text:p>2/1/23 17:43:29</text:p>
          </table:table-cell>
          <table:table-cell office:value-type="float" office:value="24" calcext:value-type="float">
            <text:p>24</text:p>
          </table:table-cell>
          <table:table-cell table:style-name="ce1"/>
          <table:table-cell table:style-name="ce1" office:value-type="string" calcext:value-type="string">
            <text:p>0327670</text:p>
          </table:table-cell>
          <table:table-cell/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5:10" calcext:value-type="date">
            <text:p>2/1/23 16:45:10</text:p>
          </table:table-cell>
          <table:table-cell table:style-name="ce2" office:value-type="date" office:date-value="2023-02-01T17:43:35" calcext:value-type="date">
            <text:p>2/1/23 17:43:35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0333579</text:p>
          </table:table-cell>
          <table:table-cell/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7:20:42" calcext:value-type="date">
            <text:p>2/1/23 17:20:42</text:p>
          </table:table-cell>
          <table:table-cell table:style-name="ce2" office:value-type="date" office:date-value="2023-02-01T17:43:35" calcext:value-type="date">
            <text:p>2/1/23 17:43:35</text:p>
          </table:table-cell>
          <table:table-cell office:value-type="float" office:value="12" calcext:value-type="float">
            <text:p>12</text:p>
          </table:table-cell>
          <table:table-cell table:style-name="ce1"/>
          <table:table-cell table:style-name="ce1" office:value-type="float" office:value="334637" calcext:value-type="float">
            <text:p>334637</text:p>
          </table:table-cell>
          <table:table-cell/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7:16:34" calcext:value-type="date">
            <text:p>2/1/23 17:16:34</text:p>
          </table:table-cell>
          <table:table-cell table:style-name="ce2" office:value-type="date" office:date-value="2023-02-01T17:43:42" calcext:value-type="date">
            <text:p>2/1/23 17:43:42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0325932</text:p>
          </table:table-cell>
          <table:table-cell/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7:32:26" calcext:value-type="date">
            <text:p>2/1/23 17:32:26</text:p>
          </table:table-cell>
          <table:table-cell table:style-name="ce2" office:value-type="date" office:date-value="2023-02-01T17:43:43" calcext:value-type="date">
            <text:p>2/1/23 17:43:43</text:p>
          </table:table-cell>
          <table:table-cell office:value-type="float" office:value="24" calcext:value-type="float">
            <text:p>24</text:p>
          </table:table-cell>
          <table:table-cell table:style-name="ce1"/>
          <table:table-cell table:style-name="ce1" office:value-type="string" calcext:value-type="string">
            <text:p>0327131</text:p>
          </table:table-cell>
          <table:table-cell/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7:23:07" calcext:value-type="date">
            <text:p>2/1/23 17:23:07</text:p>
          </table:table-cell>
          <table:table-cell table:style-name="ce2" office:value-type="date" office:date-value="2023-02-01T17:43:47" calcext:value-type="date">
            <text:p>2/1/23 17:43:47</text:p>
          </table:table-cell>
          <table:table-cell office:value-type="float" office:value="28" calcext:value-type="float">
            <text:p>28</text:p>
          </table:table-cell>
          <table:table-cell table:style-name="ce1"/>
          <table:table-cell table:style-name="ce1" office:value-type="string" calcext:value-type="string">
            <text:p>0326436</text:p>
          </table:table-cell>
          <table:table-cell/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)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7:18:35" calcext:value-type="date">
            <text:p>2/1/23 17:18:35</text:p>
          </table:table-cell>
          <table:table-cell table:style-name="ce2" office:value-type="date" office:date-value="2023-02-01T17:44:08" calcext:value-type="date">
            <text:p>2/1/23 17:44:08</text:p>
          </table:table-cell>
          <table:table-cell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0324547</text:p>
          </table:table-cell>
          <table:table-cell/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7:43:56" calcext:value-type="date">
            <text:p>2/1/23 17:43:56</text:p>
          </table:table-cell>
          <table:table-cell table:style-name="ce2" office:value-type="date" office:date-value="2023-02-01T17:44:10" calcext:value-type="date">
            <text:p>2/1/23 17:44:10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0326229</text:p>
          </table:table-cell>
          <table:table-cell/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7:36:06" calcext:value-type="date">
            <text:p>2/1/23 17:36:06</text:p>
          </table:table-cell>
          <table:table-cell table:style-name="ce2" office:value-type="date" office:date-value="2023-02-01T17:44:11" calcext:value-type="date">
            <text:p>2/1/23 17:44:11</text:p>
          </table:table-cell>
          <table:table-cell office:value-type="float" office:value="16" calcext:value-type="float">
            <text:p>16</text:p>
          </table:table-cell>
          <table:table-cell table:style-name="ce1"/>
          <table:table-cell table:style-name="ce1" office:value-type="float" office:value="322584" calcext:value-type="float">
            <text:p>322584</text:p>
          </table:table-cell>
          <table:table-cell/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number-columns-repeated="978"/>
        </table:table-row>
        <table:table-row table:style-name="ro1">
          <table:table-cell table:style-name="ce2" office:value-type="date" office:date-value="2023-02-01T16:45:06" calcext:value-type="date">
            <text:p>2/1/23 16:45:06</text:p>
          </table:table-cell>
          <table:table-cell table:style-name="ce2" office:value-type="date" office:date-value="2023-02-01T17:44:16" calcext:value-type="date">
            <text:p>2/1/23 17:44:16</text:p>
          </table:table-cell>
          <table:table-cell office:value-type="float" office:value="24" calcext:value-type="float">
            <text:p>24</text:p>
          </table:table-cell>
          <table:table-cell table:style-name="ce1"/>
          <table:table-cell table:style-name="ce1" office:value-type="string" calcext:value-type="string">
            <text:p>0322207</text:p>
          </table:table-cell>
          <table:table-cell/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e)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)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b)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978"/>
        </table:table-row>
        <table:table-row table:style-name="ro1" table:number-rows-repeated="1048504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Table1" table:target-range-address="Sheet1.A1:Sheet1.AQ7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:</number:text>
      <number:second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1T23:41:27.123895000</meta:creation-date>
    <dc:date>2023-02-02T12:04:03.789342752</dc:date>
    <meta:generator>LibreOffice/6.4.7.2$Linux_X86_64 LibreOffice_project/40$Build-2</meta:generator>
    <meta:editing-duration>PT10M30S</meta:editing-duration>
    <meta:editing-cycles>1</meta:editing-cycles>
    <meta:document-statistic meta:table-count="1" meta:cell-count="190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SIP_Label_f42aa342-8706-4288-bd11-ebb85995028c_Application" meta:value-type="string">Microsoft Azure Information Protection</meta:user-defined>
    <meta:user-defined meta:name="MSIP_Label_f42aa342-8706-4288-bd11-ebb85995028c_Enabled" meta:value-type="string">True</meta:user-defined>
    <meta:user-defined meta:name="MSIP_Label_f42aa342-8706-4288-bd11-ebb85995028c_Extended_MSFT_Method" meta:value-type="string">Automatic</meta:user-defined>
    <meta:user-defined meta:name="MSIP_Label_f42aa342-8706-4288-bd11-ebb85995028c_Name" meta:value-type="string">General</meta:user-defined>
    <meta:user-defined meta:name="MSIP_Label_f42aa342-8706-4288-bd11-ebb85995028c_Owner" meta:value-type="string">qinzen@microsoft.com</meta:user-defined>
    <meta:user-defined meta:name="MSIP_Label_f42aa342-8706-4288-bd11-ebb85995028c_SetDate" meta:value-type="string">2018-05-23T11:41:12.6969027Z</meta:user-defined>
    <meta:user-defined meta:name="MSIP_Label_f42aa342-8706-4288-bd11-ebb85995028c_SiteId" meta:value-type="string">72f988bf-86f1-41af-91ab-2d7cd011db47</meta:user-defined>
    <meta:user-defined meta:name="ScaleCrop" meta:value-type="boolean">false</meta:user-defined>
    <meta:user-defined meta:name="Sensitivity" meta:value-type="string">General</meta:user-defined>
    <meta:user-defined meta:name="ShareDoc" meta:value-type="boolean">false</meta:user-defined>
  </office:meta>
</office:document-meta>
</file>